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anumSquare" svg:font-family="NanumSqua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anumSquare" officeooo:rsid="0022145b" officeooo:paragraph-rsid="001e4982"/>
    </style:style>
    <style:style style:name="P2" style:family="paragraph" style:parent-style-name="Standard">
      <style:text-properties style:font-name="NanumSquare" officeooo:rsid="001ef99f" officeooo:paragraph-rsid="001e4982"/>
    </style:style>
    <style:style style:name="P3" style:family="paragraph" style:parent-style-name="Standard">
      <style:paragraph-properties>
        <style:tab-stops>
          <style:tab-stop style:position="0.372in"/>
        </style:tab-stops>
      </style:paragraph-properties>
      <style:text-properties style:font-name="NanumSquare" officeooo:rsid="00227d26" officeooo:paragraph-rsid="001e4982"/>
    </style:style>
    <style:style style:name="P4" style:family="paragraph" style:parent-style-name="Standard">
      <style:paragraph-properties>
        <style:tab-stops>
          <style:tab-stop style:position="0.372in"/>
          <style:tab-stop style:position="0.7555in"/>
        </style:tab-stops>
      </style:paragraph-properties>
      <style:text-properties style:font-name="NanumSquare" officeooo:rsid="00227d26" officeooo:paragraph-rsid="001e4982"/>
    </style:style>
    <style:style style:name="P5" style:family="paragraph" style:parent-style-name="Standard">
      <style:paragraph-properties>
        <style:tab-stops>
          <style:tab-stop style:position="0.372in"/>
        </style:tab-stops>
      </style:paragraph-properties>
      <style:text-properties style:font-name="NanumSquare" fo:font-weight="normal" officeooo:rsid="00227d26" officeooo:paragraph-rsid="001e4982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0.372in"/>
          <style:tab-stop style:position="0.7555in"/>
        </style:tab-stops>
      </style:paragraph-properties>
      <style:text-properties style:font-name="NanumSquare" fo:font-weight="normal" officeooo:rsid="00227d26" officeooo:paragraph-rsid="001e4982" style:font-weight-asian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fo:font-weight="normal" officeooo:rsid="0025305c" officeooo:paragraph-rsid="001e4982" style:font-weight-asian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0.372in"/>
        </style:tab-stops>
      </style:paragraph-properties>
      <style:text-properties style:font-name="NanumSquare" fo:font-style="normal" fo:font-weight="normal" officeooo:rsid="002465a0" officeooo:paragraph-rsid="001e498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fo:font-style="normal" fo:font-weight="normal" officeooo:rsid="00283903" officeooo:paragraph-rsid="001e498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officeooo:rsid="002465a0" officeooo:paragraph-rsid="001e4982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officeooo:rsid="002465a0" officeooo:paragraph-rsid="001e4982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officeooo:rsid="0025305c" officeooo:paragraph-rsid="001e4982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officeooo:paragraph-rsid="001e4982"/>
    </style:style>
    <style:style style:name="P15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-0.3752in" style:auto-text-indent="false" style:page-number="auto" fo:background-color="transparent" style:shadow="none" style:writing-mode="page">
        <style:tab-stops>
          <style:tab-stop style:position="0.372in"/>
        </style:tab-stops>
      </style:paragraph-properties>
      <style:text-properties style:font-name="NanumSquare" officeooo:rsid="0025e0ed" officeooo:paragraph-rsid="001e4982"/>
    </style:style>
    <style:style style:name="P16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officeooo:rsid="00271dfd" officeooo:paragraph-rsid="001e4982"/>
    </style:style>
    <style:style style:name="P17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981cd" officeooo:paragraph-rsid="001e4982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83903" officeooo:paragraph-rsid="001e4982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981cd" officeooo:paragraph-rsid="001e4982" style:font-style-asian="normal" style:font-weight-asian="normal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officeooo:rsid="00271dfd" officeooo:paragraph-rsid="001e4982"/>
    </style:style>
    <style:style style:name="P22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fo:color="#0000ff" style:font-name="NanumSquare" fo:font-style="normal" fo:font-weight="normal" officeooo:rsid="00283903" officeooo:paragraph-rsid="001e4982" style:font-style-asian="normal" style:font-weight-asian="normal" style:font-style-complex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981cd" officeooo:paragraph-rsid="001e4982" style:font-style-asian="normal" style:font-weight-asian="normal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-0.3752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27" style:family="paragraph">
      <loext:graphic-properties draw:fill-color="#dddddd"/>
    </style:style>
    <style:style style:name="P28" style:family="paragraph">
      <loext:graphic-properties draw:fill-color="#ffffff"/>
    </style:style>
    <style:style style:name="P29" style:family="paragraph">
      <loext:graphic-properties draw:fill="none" draw:fill-color="#ffffff"/>
    </style:style>
    <style:style style:name="P30" style:family="paragraph">
      <style:paragraph-properties fo:text-align="center"/>
    </style:style>
    <style:style style:name="P31" style:family="paragraph">
      <loext:graphic-properties draw:fill-color="#5f5f9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465a0" style:font-weight-asian="normal" style:font-weight-complex="normal"/>
    </style:style>
    <style:style style:name="T4" style:family="text">
      <style:text-properties fo:font-style="italic" fo:font-weight="bold" officeooo:rsid="002465a0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465a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5e0ed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465a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5305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5e0e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71df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2465a0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5e0e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465a0" style:font-style-asian="normal" style:font-style-complex="normal"/>
    </style:style>
    <style:style style:name="T18" style:family="text">
      <style:text-properties fo:font-style="normal" officeooo:rsid="002981cd" style:font-style-asian="normal" style:font-style-complex="normal"/>
    </style:style>
    <style:style style:name="T19" style:family="text">
      <style:text-properties fo:font-style="normal" officeooo:rsid="0029a198" style:font-style-asian="normal" style:font-style-complex="normal"/>
    </style:style>
    <style:style style:name="T20" style:family="text">
      <style:text-properties style:font-name="NanumSquar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NanumSquare" fo:font-style="normal" fo:font-weight="normal" officeooo:rsid="002465a0" style:font-style-asian="normal" style:font-weight-asian="normal" style:font-style-complex="normal" style:font-weight-complex="normal"/>
    </style:style>
    <style:style style:name="T22" style:family="text">
      <style:text-properties style:font-name="NanumSquare" fo:font-style="normal" fo:font-weight="normal" officeooo:rsid="00271dfd" style:font-style-asian="normal" style:font-weight-asian="normal" style:font-style-complex="normal" style:font-weight-complex="normal"/>
    </style:style>
    <style:style style:name="T23" style:family="text">
      <style:text-properties style:font-name="NanumSquare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font-name="NanumSquare" fo:font-style="normal" fo:font-weight="bold" officeooo:rsid="00271dfd" style:font-style-asian="normal" style:font-weight-asian="bold" style:font-style-complex="normal" style:font-weight-complex="bold"/>
    </style:style>
    <style:style style:name="T25" style:family="text">
      <style:text-properties style:font-name="NanumSquare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0000ff" fo:font-style="normal" style:font-style-asian="normal" style:font-style-complex="normal"/>
    </style:style>
    <style:style style:name="T27" style:family="text">
      <style:text-properties fo:color="#008000" fo:font-style="normal" style:font-style-asian="normal" style:font-style-complex="normal"/>
    </style:style>
    <style:style style:name="T28" style:family="text">
      <style:text-properties officeooo:rsid="001e4982"/>
    </style:style>
    <style:style style:name="gr1" style:family="graphic">
      <style:graphic-properties draw:fill-color="#dddddd" draw:textarea-horizontal-align="justify" draw:textarea-vertical-align="middle" draw:auto-grow-height="false" fo:min-height="2.628in" fo:min-width="5.7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3028in" fo:min-width="1.9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5f5f9f" draw:textarea-horizontal-align="justify" draw:textarea-vertical-align="middle" draw:auto-grow-height="false" fo:min-height="0.3028in" fo:min-width="0.7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gas</text:p>
      <text:p text:style-name="P2"/>
      <text:p text:style-name="P2"><text:span text:style-name="T28">Contoh: Buat form seperti gambar di atas!</text:span></text:p>
      <text:p text:style-name="P2"/>
      <text:p text:style-name="P2"><text:span text:style-name="T28">1. Buat kelas baru bertipe Jframe Form, dan beri nama. Misalnya MainFrm.java</text:span></text:p>
      <text:p text:style-name="P2"/>
      <text:p text:style-name="P2"><text:span text:style-name="T28">2. Masukkan komponen yang diperlukan ke dalam form</text:span></text:p>
      <text:p text:style-name="P2"/>
      <text:p text:style-name="P2"><text:span text:style-name="T28">a) Empat buah objek JLabel untuk label Nama , TTL, Jenis Kelamin, dan Hobi</text:span></text:p>
      <text:p text:style-name="P2"/>
      <text:p text:style-name="P2"><text:span text:style-name="T28">b) Dua buah objek JTextField untuk Nama dan TTL. Ubah nama variabel ke txtNama dan</text:span></text:p>
      <text:p text:style-name="P2"/>
      <text:p text:style-name="P2"><text:span text:style-name="T28">txtLahir, lalu hapus teks bawaannya.</text:span></text:p>
      <text:p text:style-name="P2"/>
      <text:p text:style-name="P2"><text:span text:style-name="T28">c) Dua buah objek JRadioButton, beri nama jrLaki dan jrPerempuan.</text:span></text:p>
      <text:p text:style-name="P2"/>
      <text:p text:style-name="P2"><text:span text:style-name="T28">d) Objek ButtonGroup, beri nama bgJenisKelamin.</text:span></text:p>
      <text:p text:style-name="P2"/>
      <text:p text:style-name="P2"><text:span text:style-name="T28">e) Empat buah objek JCheckBox, beri nama cbOlahraga, cbBaca, cbJalan, dan cbTidur.</text:span></text:p>
      <text:p text:style-name="P2"/>
      <text:p text:style-name="P2"><text:span text:style-name="T28">f) Objek JButton, beri nama btnOk, dan ubah Teksnya jadi OK.</text:span></text:p>
      <text:p text:style-name="P2"/>
      <text:p text:style-name="P2"><text:span text:style-name="T28">g) ObjextTextArea, beri nama textHasil.</text:span>Buat proyek baru, beri nama <text:span text:style-name="T1">TugasDua</text:span></text:p>
      <text:p text:style-name="P2">a) Buat rancangan layout seperti ini:</text:p>
      <text:p text:style-name="P2"><draw:custom-shape text:anchor-type="paragraph" draw:z-index="0" draw:name="Shape1" draw:style-name="gr1" draw:text-style-name="P27" svg:width="5.7906in" svg:height="2.628in" svg:x="0.2244in" svg:y="0.1728in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custom-shape text:anchor-type="paragraph" draw:z-index="1" draw:name="Shape2" draw:style-name="gr2" draw:text-style-name="P28" svg:width="1.9894in" svg:height="0.3031in" svg:x="1.8283in" svg:y="0.1673in"><text:p/><draw:enhanced-geometry svg:viewBox="0 0 21600 21600" draw:type="rectangle" draw:enhanced-path="M 0 0 L 21600 0 21600 21600 0 21600 0 0 Z N"/></draw:custom-shape><draw:frame text:anchor-type="paragraph" draw:z-index="4" draw:name="Shape3" draw:style-name="gr3" draw:text-style-name="P29" svg:width="0.7913in" svg:height="0.2913in" svg:x="0.5728in" svg:y="0.1791in"><draw:text-box><text:p>NAMA</text:p></draw:text-box></draw:frame></text:p>
      <text:p text:style-name="P2"/>
      <text:p text:style-name="P2"><draw:custom-shape text:anchor-type="paragraph" draw:z-index="2" draw:name="Shape2" draw:style-name="gr2" draw:text-style-name="P28" svg:width="1.9894in" svg:height="0.3031in" svg:x="1.8283in" svg:y="0.1909in"><text:p/><draw:enhanced-geometry svg:viewBox="0 0 21600 21600" draw:type="rectangle" draw:enhanced-path="M 0 0 L 21600 0 21600 21600 0 21600 0 0 Z N"/></draw:custom-shape><draw:frame text:anchor-type="paragraph" draw:z-index="5" draw:name="Shape3" draw:style-name="gr3" draw:text-style-name="P29" svg:width="1.1634in" svg:height="0.2913in" svg:x="0.5728in" svg:y="0.1909in"><draw:text-box><text:p>ALAMAT</text:p></draw:text-box></draw:frame></text:p>
      <text:p text:style-name="P2"/>
      <text:p text:style-name="P2"/>
      <text:p text:style-name="P2"><draw:custom-shape text:anchor-type="paragraph" draw:z-index="3" draw:name="Shape2" draw:style-name="gr2" draw:text-style-name="P28" svg:width="1.9894in" svg:height="0.3031in" svg:x="1.8283in" svg:y="0.011in"><text:p/><draw:enhanced-geometry svg:viewBox="0 0 21600 21600" draw:type="rectangle" draw:enhanced-path="M 0 0 L 21600 0 21600 21600 0 21600 0 0 Z N"/></draw:custom-shape><draw:frame text:anchor-type="paragraph" draw:z-index="6" draw:name="Shape3" draw:style-name="gr3" draw:text-style-name="P29" svg:width="1.163in" svg:height="0.2913in" svg:x="0.5728in" svg:y="0in"><draw:text-box><text:p>TAHUN</text:p></draw:text-box></draw:frame></text:p>
      <text:p text:style-name="P2"/>
      <text:p text:style-name="P2"><draw:custom-shape text:anchor-type="paragraph" draw:z-index="7" draw:name="Shape2" draw:style-name="gr4" draw:text-style-name="P31" svg:width="0.7795in" svg:height="0.3031in" svg:x="1.8283in" svg:y="0.1752in"><text:p text:style-name="P30">OK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>b) Komponen yang dibutuhkan: Panel, label, text Field, Combo box, Button</text:p>
      <text:p text:style-name="P2">c) di combobox tampilkan tahun dari 1990 sampai 1997</text:p>
      <text:p text:style-name="P2">d) Buat berkas .gitignore yang isinya sama dengan berkas .gitignore proyek sebelumnya</text:p>
      <text:p text:style-name="P2">e) Jika sudah berhasil,unggah hasilnya ke github</text:p>
      <text:p text:style-name="P2"/>
      <text:p text:style-name="P2"/>
      <text:p text:style-name="P1"><text:span text:style-name="T1">CARA MENGERJAKAN MENGGUNAKAN NETBEAN 8</text:span>.2</text:p>
      <text:p text:style-name="P3">1.<text:tab/>Buat New Project dan beri nama <text:span text:style-name="T1">TugasDua</text:span></text:p>
      <text:p text:style-name="P5">2.<text:tab/>Buat Package dan beri nama tugasdua</text:p>
      <text:p text:style-name="P5">3.<text:tab/>Buat New Java Class dan beri nama TugasDua.java</text:p>
      <text:p text:style-name="P5">4.<text:tab/>Buat New JFrame Form dan beri nama TugasDuaForm</text:p>
      <text:p text:style-name="P3"><text:span text:style-name="T2">5.<text:tab/></text:span><text:span text:style-name="T3">Dari Swing Control gunakan </text:span><text:span text:style-name="T4">Label</text:span><text:span text:style-name="T9"> untuk membuat </text:span><text:span text:style-name="T14">NAMA</text:span><text:span text:style-name="T9">, </text:span><text:span text:style-name="T14">ALAMAT</text:span><text:span text:style-name="T9"> dan </text:span><text:span text:style-name="T14">TAHUN</text:span></text:p>
      <text:p text:style-name="P9"><text:tab/>caranya :</text:p>
      <text:p text:style-name="P4"><text:soft-page-break/><text:span text:style-name="T9"><text:tab/>- <text:tab/>pilih </text:span><text:span text:style-name="T6">Label</text:span><text:span text:style-name="T9"><text:tab/></text:span></text:p>
      <text:p text:style-name="P4"><text:span text:style-name="T9"><text:tab/>- <text:tab/>klik kanan kemudian </text:span><text:span text:style-name="T10">pilih </text:span><text:span text:style-name="T6">Edit Text</text:span><text:span text:style-name="T9"> menjadi </text:span><text:span text:style-name="T14">NAMA</text:span></text:p>
      <text:p text:style-name="P6"><text:span text:style-name="T17"><text:tab/>- <text:tab/>lakukan hal yang sama untuk </text:span><text:span text:style-name="T14">ALAMAT </text:span><text:span text:style-name="T17">dan </text:span><text:span text:style-name="T14">TAHUN</text:span></text:p>
      <text:p text:style-name="P11"><text:span text:style-name="T2">6.<text:tab/>Dari Swing Control gunakan </text:span><text:span text:style-name="T5">TextField</text:span><text:span text:style-name="T8"> <text:s/>untuk membuat kotak isian </text:span><text:span text:style-name="T13">NAMA</text:span><text:span text:style-name="T8">, </text:span><text:span text:style-name="T13">ALAMAT</text:span></text:p>
      <text:p text:style-name="P13"><text:span text:style-name="T8"><text:tab/>-<text:tab/>pilih TextField, tentukan posisi isian </text:span><text:span text:style-name="T13">NAMA</text:span></text:p>
      <text:p text:style-name="P13"><text:span text:style-name="T8"><text:tab/>-<text:tab/>klik kanan kemudian pilih </text:span><text:span text:style-name="T5">Edit Text </text:span><text:span text:style-name="T8">dan hapus supaya kosong</text:span></text:p>
      <text:p text:style-name="P13"><text:span text:style-name="T8"><text:tab/>-<text:tab/>klik kanan kemudian pilih </text:span><text:span text:style-name="T5">Change Variable Name</text:span><text:span text:style-name="T8"> dan beri nama </text:span><text:span text:style-name="T13">txtNama</text:span></text:p>
      <text:p text:style-name="P7"><text:span text:style-name="T16"><text:tab/>-<text:tab/>lakukan hal sama untuk kotak isian </text:span><text:span text:style-name="T13">ALAMAT</text:span></text:p>
      <text:p text:style-name="P11"><text:span text:style-name="T8">7.<text:tab/>Dari Swing Control gunakan </text:span><text:span text:style-name="T5">ComboBox</text:span><text:span text:style-name="T8"> untuk membuat pilihan </text:span><text:span text:style-name="T13">TAHUN</text:span></text:p>
      <text:p text:style-name="P12"><text:span text:style-name="T15"><text:tab/></text:span><text:span text:style-name="T11">-<text:tab/>klik kanan kemudian </text:span><text:span text:style-name="T7">Change Variable Name</text:span><text:span text:style-name="T11"> dan beri </text:span><text:span text:style-name="T12">nama</text:span><text:span text:style-name="T11"> </text:span><text:span text:style-name="T15">cmbTahun</text:span></text:p>
      <text:p text:style-name="P15"><text:span text:style-name="T8">-<text:tab/>kemudian pada </text:span><text:span text:style-name="T13">Properties</text:span><text:span text:style-name="T8"> rubah isi dari </text:span><text:span text:style-name="T13">model</text:span><text:span text:style-name="T8"> dengan mengetik 1990, 1992, sd 1997</text:span></text:p>
      <text:p text:style-name="P14"><text:span text:style-name="T21">8.<text:tab/></text:span><text:span text:style-name="T22">Dari Swing Control buat tombol OK dari bentuk </text:span><text:span text:style-name="T24">Button</text:span></text:p>
      <text:p text:style-name="P21"><text:span text:style-name="T20">-<text:tab/>klik kanan pada Button, </text:span><text:span text:style-name="T25">Edit Text</text:span><text:span text:style-name="T20"> menjadi </text:span><text:span text:style-name="T23">OK</text:span></text:p>
      <text:p text:style-name="P16"><text:span text:style-name="T20">-<text:tab/>klik kanan lagi, </text:span><text:span text:style-name="T25">Change Variable Name</text:span><text:span text:style-name="T20"> menjadi </text:span><text:span text:style-name="T23">TombolOK</text:span></text:p>
      <text:p text:style-name="P10">9.<text:tab/>Untuk memanggil form nya ketikan perintah berikut di File Class Tugas Dua</text:p>
      <text:p text:style-name="P22"/>
      <text:p text:style-name="P17"><text:span text:style-name="T26">public static void</text:span><text:span text:style-name="T16"> </text:span><text:span text:style-name="T13">main</text:span><text:span text:style-name="T16">(String[] args) {</text:span></text:p>
      <text:p text:style-name="P25"><text:span text:style-name="T16">TugasDuaForm f = </text:span><text:span text:style-name="T26">new</text:span><text:span text:style-name="T16"> TugasDuaForm();</text:span></text:p>
      <text:p text:style-name="P24"><text:span text:style-name="T16">f.setVisible(</text:span><text:span text:style-name="T26">true</text:span><text:span text:style-name="T16">);</text:span></text:p>
      <text:p text:style-name="P19">}</text:p>
      <text:p text:style-name="P26"><text:span text:style-name="T16">10.<text:tab/></text:span><text:span text:style-name="T18">Kembali ke TugasDuaForm dan buat lblNama, lblAlamat dan lblTahun untuk menampilkan hasil isian, tentukan posisinya. Usahakan jangan menimpa tempat isian.</text:span></text:p>
      <text:p text:style-name="P8"><text:span text:style-name="T18">11.<text:tab/>K</text:span><text:span text:style-name="T16">emudian double klik pada Button OK</text:span></text:p>
      <text:p text:style-name="P23">masukkan perintah – perintah berikut untuk menampilkan apa yang kita input kedalam TextField dan ComboBox</text:p>
      <text:p text:style-name="P20">dibawah function TombolOK ketik perintah sebagai berikut :</text:p>
      <text:p text:style-name="P20"/>
      <text:p text:style-name="P18"><text:span text:style-name="T26">private void</text:span><text:span text:style-name="T16"> </text:span><text:span text:style-name="T13">TombolOKAactionPerformed</text:span><text:span text:style-name="T16">(java.awt.event.ActionEvent evt) {</text:span></text:p>
      <text:p text:style-name="P18"><text:span text:style-name="T16"><text:tab/></text:span><text:span text:style-name="T27">lblNama</text:span><text:span text:style-name="T16">.setText(</text:span><text:span text:style-name="T27">txtNama</text:span><text:span text:style-name="T16">.getText());</text:span></text:p>
      <text:p text:style-name="P18"><text:span text:style-name="T16"><text:tab/></text:span><text:span text:style-name="T27">lblAlamat</text:span><text:span text:style-name="T16">.setText(</text:span><text:span text:style-name="T27">txtAlamat</text:span><text:span text:style-name="T16">.getText());</text:span></text:p>
      <text:p text:style-name="P18"><text:span text:style-name="T16"><text:tab/>String tahun = (String)</text:span><text:span text:style-name="T27">cmbTahun</text:span><text:span text:style-name="T16">.getSelectedItem();</text:span></text:p>
      <text:p text:style-name="P18"><text:span text:style-name="T16"><text:tab/></text:span><text:span text:style-name="T27">lblTahun</text:span><text:span text:style-name="T16">.setText(tahun);</text:span></text:p>
      <text:p text:style-name="P20">}</text:p>
      <text:p text:style-name="P8"><text:span text:style-name="T16">11.<text:tab/></text:span><text:span text:style-name="T19">RUN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anumSquare" svg:font-family="NanumSqua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00:47:48.622761420</meta:creation-date>
    <dc:date>2017-07-25T01:02:56.486699720</dc:date>
    <meta:editing-duration>PT4M28S</meta:editing-duration>
    <meta:editing-cycles>1</meta:editing-cycles>
    <meta:document-statistic meta:table-count="0" meta:image-count="0" meta:object-count="0" meta:page-count="2" meta:paragraph-count="54" meta:word-count="433" meta:character-count="2842" meta:non-whitespace-character-count="2444"/>
    <meta:generator>LibreOffice/5.3.1.2$Linux_X86_64 LibreOffice_project/30m0$Build-2</meta:generator>
  </office:meta>
</office:document-meta>
</file>